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0" table:default-cell-style-name="Default"/>
        <table:table-row table:style-name="ro1">
          <table:table-cell office:value-type="string" calcext:value-type="string">
            <text:p>cholesky_STANDARD</text:p>
          </table:table-cell>
          <table:table-cell table:formula="of:=MAX([.B3:.B100])" office:value-type="float" office:value="6143" calcext:value-type="float">
            <text:p>6143</text:p>
          </table:table-cell>
          <table:table-cell table:formula="of:=AVERAGE([.C3:.C100])" office:value-type="float" office:value="15499440729.8571" calcext:value-type="float">
            <text:p>15499440729.8571</text:p>
          </table:table-cell>
          <table:table-cell table:formula="of:=AVERAGE([.D3:.D100])" office:value-type="float" office:value="8061405572.57143" calcext:value-type="float">
            <text:p>8061405572.57143</text:p>
          </table:table-cell>
          <table:table-cell table:formula="of:=AVERAGE([.E3:.E100])" office:value-type="float" office:value="22353.7142857143" calcext:value-type="float">
            <text:p>22353.7142857143</text:p>
          </table:table-cell>
          <table:table-cell table:formula="of:=AVERAGE([.F3:.F100])" office:value-type="float" office:value="343436316.285714" calcext:value-type="float">
            <text:p>343436316.285714</text:p>
          </table:table-cell>
          <table:table-cell table:formula="of:=AVERAGE([.G3:.G100])" office:value-type="float" office:value="453166286.857143" calcext:value-type="float">
            <text:p>453166286.857143</text:p>
          </table:table-cell>
          <table:table-cell table:formula="of:=AVERAGE([.H3:.H100])" office:value-type="float" office:value="98078.5714285714" calcext:value-type="float">
            <text:p>98078.5714285714</text:p>
          </table:table-cell>
          <table:table-cell table:formula="of:=AVERAGE([.I3:.I100])" office:value-type="float" office:value="29.5714285714286" calcext:value-type="float">
            <text:p>29.5714285714</text:p>
          </table:table-cell>
          <table:table-cell table:formula="of:=AVERAGE([.J3:.J100])" office:value-type="float" office:value="0" calcext:value-type="float">
            <text:p>0</text:p>
          </table:table-cell>
          <table:table-cell table:formula="of:=AVERAGE([.K3:.K100])" office:value-type="float" office:value="97" calcext:value-type="float">
            <text:p>97</text:p>
          </table:table-cell>
          <table:table-cell table:formula="of:=AVERAGE([.L3:.L100])" office:value-type="float" office:value="0" calcext:value-type="float">
            <text:p>0</text:p>
          </table:table-cell>
          <table:table-cell table:formula="of:=AVERAGE([.M3:.M100])" office:value-type="string" office:string-value="" calcext:value-type="error">
            <text:p>#DIV/0!</text:p>
          </table:table-cell>
          <table:table-cell table:formula="of:=AVERAGE([.N3:.N100])" office:value-type="float" office:value="1.82910685714286" calcext:value-type="float">
            <text:p>1.8291068571</text:p>
          </table:table-cell>
          <table:table-cell table:formula="of:=AVERAGE([.O3:.O100])" office:value-type="float" office:value="22353.7142857143" calcext:value-type="float">
            <text:p>22353.7142857143</text:p>
          </table:table-cell>
          <table:table-cell table:formula="of:=AVERAGE([.P3:.P100])" office:value-type="float" office:value="22.6667508571429" calcext:value-type="float">
            <text:p>22.6667508571</text:p>
          </table:table-cell>
          <table:table-cell table:formula="of:=AVERAGE([.Q3:.Q100])" office:value-type="float" office:value="29.8180381428571" calcext:value-type="float">
            <text:p>29.8180381429</text:p>
          </table:table-cell>
          <table:table-cell table:formula="of:=AVERAGE([.R3:.R100])" office:value-type="float" office:value="0.00628771428571429" calcext:value-type="float">
            <text:p>0.0062877143</text:p>
          </table:table-cell>
          <table:table-cell table:formula="of:=AVERAGE([.S3:.S100])" office:value-type="float" office:value="0.768571428571429" calcext:value-type="float">
            <text:p>0.7685714286</text:p>
          </table:table-cell>
          <table:table-cell table:formula="of:=AVERAGE([.T3:.T100])" office:value-type="float" office:value="18308.0942857143" calcext:value-type="float">
            <text:p>18308.0942857143</text:p>
          </table:table-cell>
        </table:table-row>
        <table:table-row table:style-name="ro1">
          <table:table-cell office:value-type="string" calcext:value-type="string">
            <text:p>PID <text:s text:c="2"/></text:p>
          </table:table-cell>
          <table:table-cell office:value-type="string" calcext:value-type="string">
            <text:p>time <text:s text:c="4"/></text:p>
          </table:table-cell>
          <table:table-cell office:value-type="string" calcext:value-type="string">
            <text:p>Instr Ret <text:s text:c="4"/></text:p>
          </table:table-cell>
          <table:table-cell office:value-type="string" calcext:value-type="string">
            <text:p>Unh Clk Cycles <text:s text:c="2"/></text:p>
          </table:table-cell>
          <table:table-cell office:value-type="string" calcext:value-type="string">
            <text:p>l2 trans reqs </text:p>
          </table:table-cell>
          <table:table-cell office:value-type="string" calcext:value-type="string">
            <text:p>l1lines <text:s text:c="6"/></text:p>
          </table:table-cell>
          <table:table-cell office:value-type="string" calcext:value-type="string">
            <text:p>l2lines <text:s text:c="6"/></text:p>
          </table:table-cell>
          <table:table-cell office:value-type="string" calcext:value-type="string">
            <text:p>Per Core bw <text:s text:c="2"/></text:p>
          </table:table-cell>
          <table:table-cell office:value-type="string" calcext:value-type="string">
            <text:p>Power <text:s text:c="8"/></text:p>
          </table:table-cell>
          <table:table-cell office:value-type="string" calcext:value-type="string">
            <text:p>Power2 <text:s text:c="7"/></text:p>
          </table:table-cell>
          <table:table-cell office:value-type="string" calcext:value-type="string">
            <text:p>Power3 <text:s text:c="7"/></text:p>
          </table:table-cell>
          <table:table-cell office:value-type="string" calcext:value-type="string">
            <text:p>bandwidth <text:s text:c="4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IPC <text:s text:c="10"/></text:p>
          </table:table-cell>
          <table:table-cell office:value-type="string" calcext:value-type="string">
            <text:p>MEM INTENSIITY</text:p>
          </table:table-cell>
          <table:table-cell office:value-type="string" calcext:value-type="string">
            <text:p>L2-&gt;L1 BW (MB)</text:p>
          </table:table-cell>
          <table:table-cell office:value-type="string" calcext:value-type="string">
            <text:p>L3-&gt;L2 BW (MB)</text:p>
          </table:table-cell>
          <table:table-cell office:value-type="string" calcext:value-type="string">
            <text:p>MM-&gt;L3 BW (MB)</text:p>
          </table:table-cell>
          <table:table-cell office:value-type="string" calcext:value-type="string">
            <text:p>L2 REUSE <text:s text:c="5"/></text:p>
          </table:table-cell>
          <table:table-cell office:value-type="string" calcext:value-type="string">
            <text:p>L3 REUSE <text:s text:c="5"/></text:p>
          </table:table-cell>
        </table:table-row>
        <table:table-row table:style-name="ro1">
          <table:table-cell office:value-type="float" office:value="34178" calcext:value-type="float">
            <text:p>34178</text:p>
          </table:table-cell>
          <table:table-cell office:value-type="float" office:value="1004" calcext:value-type="float">
            <text:p>1004</text:p>
          </table:table-cell>
          <table:table-cell office:value-type="float" office:value="17744006023" calcext:value-type="float">
            <text:p>17744006023</text:p>
          </table:table-cell>
          <table:table-cell office:value-type="float" office:value="9253729666" calcext:value-type="float">
            <text:p>9253729666</text:p>
          </table:table-cell>
          <table:table-cell office:value-type="float" office:value="108130" calcext:value-type="float">
            <text:p>108130</text:p>
          </table:table-cell>
          <table:table-cell office:value-type="float" office:value="393727637" calcext:value-type="float">
            <text:p>393727637</text:p>
          </table:table-cell>
          <table:table-cell office:value-type="float" office:value="521637891" calcext:value-type="float">
            <text:p>521637891</text:p>
          </table:table-cell>
          <table:table-cell office:value-type="float" office:value="555275" calcext:value-type="float">
            <text:p>555275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917498" calcext:value-type="float">
            <text:p>1.917498</text:p>
          </table:table-cell>
          <table:table-cell office:value-type="float" office:value="108130" calcext:value-type="float">
            <text:p>108130</text:p>
          </table:table-cell>
          <table:table-cell office:value-type="float" office:value="25.098177" calcext:value-type="float">
            <text:p>25.098177</text:p>
          </table:table-cell>
          <table:table-cell office:value-type="float" office:value="33.251816" calcext:value-type="float">
            <text:p>33.251816</text:p>
          </table:table-cell>
          <table:table-cell office:value-type="float" office:value="0.035396" calcext:value-type="float">
            <text:p>0.035396</text:p>
          </table:table-cell>
          <table:table-cell office:value-type="float" office:value="0.75" calcext:value-type="float">
            <text:p>0.75</text:p>
          </table:table-cell>
          <table:table-cell office:value-type="float" office:value="939.42" calcext:value-type="float">
            <text:p>939.42</text:p>
          </table:table-cell>
        </table:table-row>
        <table:table-row table:style-name="ro1">
          <table:table-cell office:value-type="float" office:value="34178" calcext:value-type="float">
            <text:p>34178</text:p>
          </table:table-cell>
          <table:table-cell office:value-type="float" office:value="2007" calcext:value-type="float">
            <text:p>2007</text:p>
          </table:table-cell>
          <table:table-cell office:value-type="float" office:value="18008097102" calcext:value-type="float">
            <text:p>18008097102</text:p>
          </table:table-cell>
          <table:table-cell office:value-type="float" office:value="9317917085" calcext:value-type="float">
            <text:p>9317917085</text:p>
          </table:table-cell>
          <table:table-cell office:value-type="float" office:value="9211" calcext:value-type="float">
            <text:p>9211</text:p>
          </table:table-cell>
          <table:table-cell office:value-type="float" office:value="399102842" calcext:value-type="float">
            <text:p>399102842</text:p>
          </table:table-cell>
          <table:table-cell office:value-type="float" office:value="524700846" calcext:value-type="float">
            <text:p>524700846</text:p>
          </table:table-cell>
          <table:table-cell office:value-type="float" office:value="25587" calcext:value-type="float">
            <text:p>25587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932631" calcext:value-type="float">
            <text:p>1.932631</text:p>
          </table:table-cell>
          <table:table-cell office:value-type="float" office:value="9211" calcext:value-type="float">
            <text:p>9211</text:p>
          </table:table-cell>
          <table:table-cell office:value-type="float" office:value="25.466185" calcext:value-type="float">
            <text:p>25.466185</text:p>
          </table:table-cell>
          <table:table-cell office:value-type="float" office:value="33.480412" calcext:value-type="float">
            <text:p>33.480412</text:p>
          </table:table-cell>
          <table:table-cell office:value-type="float" office:value="0.001633" calcext:value-type="float">
            <text:p>0.001633</text:p>
          </table:table-cell>
          <table:table-cell office:value-type="float" office:value="0.76" calcext:value-type="float">
            <text:p>0.76</text:p>
          </table:table-cell>
          <table:table-cell office:value-type="float" office:value="20506.54" calcext:value-type="float">
            <text:p>20506.54</text:p>
          </table:table-cell>
        </table:table-row>
        <table:table-row table:style-name="ro1">
          <table:table-cell office:value-type="float" office:value="34178" calcext:value-type="float">
            <text:p>34178</text:p>
          </table:table-cell>
          <table:table-cell office:value-type="float" office:value="3009" calcext:value-type="float">
            <text:p>3009</text:p>
          </table:table-cell>
          <table:table-cell office:value-type="float" office:value="18024472472" calcext:value-type="float">
            <text:p>18024472472</text:p>
          </table:table-cell>
          <table:table-cell office:value-type="float" office:value="9332973677" calcext:value-type="float">
            <text:p>9332973677</text:p>
          </table:table-cell>
          <table:table-cell office:value-type="float" office:value="9566" calcext:value-type="float">
            <text:p>9566</text:p>
          </table:table-cell>
          <table:table-cell office:value-type="float" office:value="399994831" calcext:value-type="float">
            <text:p>399994831</text:p>
          </table:table-cell>
          <table:table-cell office:value-type="float" office:value="528608528" calcext:value-type="float">
            <text:p>528608528</text:p>
          </table:table-cell>
          <table:table-cell office:value-type="float" office:value="26690" calcext:value-type="float">
            <text:p>26690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931268" calcext:value-type="float">
            <text:p>1.931268</text:p>
          </table:table-cell>
          <table:table-cell office:value-type="float" office:value="9566" calcext:value-type="float">
            <text:p>9566</text:p>
          </table:table-cell>
          <table:table-cell office:value-type="float" office:value="25.548571" calcext:value-type="float">
            <text:p>25.548571</text:p>
          </table:table-cell>
          <table:table-cell office:value-type="float" office:value="33.763416" calcext:value-type="float">
            <text:p>33.763416</text:p>
          </table:table-cell>
          <table:table-cell office:value-type="float" office:value="0.001705" calcext:value-type="float">
            <text:p>0.001705</text:p>
          </table:table-cell>
          <table:table-cell office:value-type="float" office:value="0.76" calcext:value-type="float">
            <text:p>0.76</text:p>
          </table:table-cell>
          <table:table-cell office:value-type="float" office:value="19805.49" calcext:value-type="float">
            <text:p>19805.49</text:p>
          </table:table-cell>
        </table:table-row>
        <table:table-row table:style-name="ro1">
          <table:table-cell office:value-type="float" office:value="34178" calcext:value-type="float">
            <text:p>34178</text:p>
          </table:table-cell>
          <table:table-cell office:value-type="float" office:value="4012" calcext:value-type="float">
            <text:p>4012</text:p>
          </table:table-cell>
          <table:table-cell office:value-type="float" office:value="18298075552" calcext:value-type="float">
            <text:p>18298075552</text:p>
          </table:table-cell>
          <table:table-cell office:value-type="float" office:value="9480103291" calcext:value-type="float">
            <text:p>9480103291</text:p>
          </table:table-cell>
          <table:table-cell office:value-type="float" office:value="9813" calcext:value-type="float">
            <text:p>9813</text:p>
          </table:table-cell>
          <table:table-cell office:value-type="float" office:value="406042990" calcext:value-type="float">
            <text:p>406042990</text:p>
          </table:table-cell>
          <table:table-cell office:value-type="float" office:value="536367543" calcext:value-type="float">
            <text:p>536367543</text:p>
          </table:table-cell>
          <table:table-cell office:value-type="float" office:value="27131" calcext:value-type="float">
            <text:p>27131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930156" calcext:value-type="float">
            <text:p>1.930156</text:p>
          </table:table-cell>
          <table:table-cell office:value-type="float" office:value="9813" calcext:value-type="float">
            <text:p>9813</text:p>
          </table:table-cell>
          <table:table-cell office:value-type="float" office:value="25.909023" calcext:value-type="float">
            <text:p>25.909023</text:p>
          </table:table-cell>
          <table:table-cell office:value-type="float" office:value="34.22485" calcext:value-type="float">
            <text:p>34.22485</text:p>
          </table:table-cell>
          <table:table-cell office:value-type="float" office:value="0.001731" calcext:value-type="float">
            <text:p>0.001731</text:p>
          </table:table-cell>
          <table:table-cell office:value-type="float" office:value="0.76" calcext:value-type="float">
            <text:p>0.76</text:p>
          </table:table-cell>
          <table:table-cell office:value-type="float" office:value="19769.55" calcext:value-type="float">
            <text:p>19769.55</text:p>
          </table:table-cell>
        </table:table-row>
        <table:table-row table:style-name="ro1">
          <table:table-cell office:value-type="float" office:value="34178" calcext:value-type="float">
            <text:p>34178</text:p>
          </table:table-cell>
          <table:table-cell office:value-type="float" office:value="5015" calcext:value-type="float">
            <text:p>5015</text:p>
          </table:table-cell>
          <table:table-cell office:value-type="float" office:value="17978718832" calcext:value-type="float">
            <text:p>17978718832</text:p>
          </table:table-cell>
          <table:table-cell office:value-type="float" office:value="9309715448" calcext:value-type="float">
            <text:p>9309715448</text:p>
          </table:table-cell>
          <table:table-cell office:value-type="float" office:value="9645" calcext:value-type="float">
            <text:p>9645</text:p>
          </table:table-cell>
          <table:table-cell office:value-type="float" office:value="398717813" calcext:value-type="float">
            <text:p>398717813</text:p>
          </table:table-cell>
          <table:table-cell office:value-type="float" office:value="525156380" calcext:value-type="float">
            <text:p>525156380</text:p>
          </table:table-cell>
          <table:table-cell office:value-type="float" office:value="26242" calcext:value-type="float">
            <text:p>26242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931178" calcext:value-type="float">
            <text:p>1.931178</text:p>
          </table:table-cell>
          <table:table-cell office:value-type="float" office:value="9645" calcext:value-type="float">
            <text:p>9645</text:p>
          </table:table-cell>
          <table:table-cell office:value-type="float" office:value="25.441616" calcext:value-type="float">
            <text:p>25.441616</text:p>
          </table:table-cell>
          <table:table-cell office:value-type="float" office:value="33.50948" calcext:value-type="float">
            <text:p>33.50948</text:p>
          </table:table-cell>
          <table:table-cell office:value-type="float" office:value="0.001674" calcext:value-type="float">
            <text:p>0.001674</text:p>
          </table:table-cell>
          <table:table-cell office:value-type="float" office:value="0.76" calcext:value-type="float">
            <text:p>0.76</text:p>
          </table:table-cell>
          <table:table-cell office:value-type="float" office:value="20012.06" calcext:value-type="float">
            <text:p>20012.06</text:p>
          </table:table-cell>
        </table:table-row>
        <table:table-row table:style-name="ro1">
          <table:table-cell office:value-type="float" office:value="34178" calcext:value-type="float">
            <text:p>34178</text:p>
          </table:table-cell>
          <table:table-cell office:value-type="float" office:value="6018" calcext:value-type="float">
            <text:p>6018</text:p>
          </table:table-cell>
          <table:table-cell office:value-type="float" office:value="17792967339" calcext:value-type="float">
            <text:p>17792967339</text:p>
          </table:table-cell>
          <table:table-cell office:value-type="float" office:value="9206440793" calcext:value-type="float">
            <text:p>9206440793</text:p>
          </table:table-cell>
          <table:table-cell office:value-type="float" office:value="8970" calcext:value-type="float">
            <text:p>8970</text:p>
          </table:table-cell>
          <table:table-cell office:value-type="float" office:value="394715233" calcext:value-type="float">
            <text:p>394715233</text:p>
          </table:table-cell>
          <table:table-cell office:value-type="float" office:value="521603978" calcext:value-type="float">
            <text:p>521603978</text:p>
          </table:table-cell>
          <table:table-cell office:value-type="float" office:value="25090" calcext:value-type="float">
            <text:p>25090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932665" calcext:value-type="float">
            <text:p>1.932665</text:p>
          </table:table-cell>
          <table:table-cell office:value-type="float" office:value="8970" calcext:value-type="float">
            <text:p>8970</text:p>
          </table:table-cell>
          <table:table-cell office:value-type="float" office:value="25.186216" calcext:value-type="float">
            <text:p>25.186216</text:p>
          </table:table-cell>
          <table:table-cell office:value-type="float" office:value="33.282806" calcext:value-type="float">
            <text:p>33.282806</text:p>
          </table:table-cell>
          <table:table-cell office:value-type="float" office:value="0.001601" calcext:value-type="float">
            <text:p>0.001601</text:p>
          </table:table-cell>
          <table:table-cell office:value-type="float" office:value="0.76" calcext:value-type="float">
            <text:p>0.76</text:p>
          </table:table-cell>
          <table:table-cell office:value-type="float" office:value="20789.32" calcext:value-type="float">
            <text:p>20789.32</text:p>
          </table:table-cell>
        </table:table-row>
        <table:table-row table:style-name="ro1">
          <table:table-cell office:value-type="float" office:value="34178" calcext:value-type="float">
            <text:p>34178</text:p>
          </table:table-cell>
          <table:table-cell office:value-type="float" office:value="6143" calcext:value-type="float">
            <text:p>6143</text:p>
          </table:table-cell>
          <table:table-cell office:value-type="float" office:value="649747789" calcext:value-type="float">
            <text:p>649747789</text:p>
          </table:table-cell>
          <table:table-cell office:value-type="float" office:value="528959048" calcext:value-type="float">
            <text:p>528959048</text:p>
          </table:table-cell>
          <table:table-cell office:value-type="float" office:value="1141" calcext:value-type="float">
            <text:p>1141</text:p>
          </table:table-cell>
          <table:table-cell office:value-type="float" office:value="11752868" calcext:value-type="float">
            <text:p>11752868</text:p>
          </table:table-cell>
          <table:table-cell office:value-type="float" office:value="14088842" calcext:value-type="float">
            <text:p>14088842</text:p>
          </table:table-cell>
          <table:table-cell office:value-type="float" office:value="535" calcext:value-type="float">
            <text:p>53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228352" calcext:value-type="float">
            <text:p>1.228352</text:p>
          </table:table-cell>
          <table:table-cell office:value-type="float" office:value="1141" calcext:value-type="float">
            <text:p>1141</text:p>
          </table:table-cell>
          <table:table-cell office:value-type="float" office:value="6.017468" calcext:value-type="float">
            <text:p>6.017468</text:p>
          </table:table-cell>
          <table:table-cell office:value-type="float" office:value="7.213487" calcext:value-type="float">
            <text:p>7.213487</text:p>
          </table:table-cell>
          <table:table-cell office:value-type="float" office:value="0.000274" calcext:value-type="float">
            <text:p>0.000274</text:p>
          </table:table-cell>
          <table:table-cell office:value-type="float" office:value="0.83" calcext:value-type="float">
            <text:p>0.83</text:p>
          </table:table-cell>
          <table:table-cell office:value-type="float" office:value="26334.28" calcext:value-type="float">
            <text:p>26334.2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4">00/00/0000</text:date>, <text:time style:data-style-name="N2" text:time-value="17:20:43.66755296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24T15:37:21.437384676</meta:creation-date>
    <dc:date>2016-07-24T17:21:50.884586819</dc:date>
    <meta:editing-duration>PT3M52S</meta:editing-duration>
    <meta:editing-cycles>3</meta:editing-cycles>
    <meta:generator>LibreOffice/5.1.4.2$Linux_X86_64 LibreOffice_project/10m0$Build-2</meta:generator>
    <meta:document-statistic meta:table-count="1" meta:cell-count="180" meta:object-count="0"/>
  </office:meta>
</office:document-meta>
</file>